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9a34" officeooo:paragraph-rsid="00099a34"/>
    </style:style>
    <style:style style:name="P2" style:family="paragraph" style:parent-style-name="Standard">
      <style:text-properties fo:font-weight="bold" officeooo:rsid="00099a34" style:font-weight-asian="bold" style:font-weight-complex="bold"/>
    </style:style>
    <style:style style:name="P3" style:family="paragraph" style:parent-style-name="Standard">
      <style:text-properties fo:font-weight="bold" officeooo:rsid="000a2d92" officeooo:paragraph-rsid="000a2d92" style:font-weight-asian="bold" style:font-weight-complex="bold"/>
    </style:style>
    <style:style style:name="P4" style:family="paragraph" style:parent-style-name="Standard">
      <style:text-properties officeooo:rsid="00099a34" officeooo:paragraph-rsid="00099a34"/>
    </style:style>
    <style:style style:name="P5" style:family="paragraph" style:parent-style-name="Standard">
      <style:text-properties fo:font-size="14pt" officeooo:rsid="0007ab60" officeooo:paragraph-rsid="000c63f9" style:font-size-asian="14pt" style:font-size-complex="14pt"/>
    </style:style>
    <style:style style:name="P6" style:family="paragraph" style:parent-style-name="Standard">
      <style:text-properties fo:font-size="14pt" fo:font-weight="bold" officeooo:rsid="000a2d92" officeooo:paragraph-rsid="000a2d92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normal" officeooo:rsid="000a2d92" officeooo:paragraph-rsid="000a2d92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0c9ba9" officeooo:paragraph-rsid="000c9ba9" style:font-size-asian="14pt" style:font-weight-asian="normal" style:font-size-complex="14pt" style:font-weight-complex="normal"/>
    </style:style>
    <style:style style:name="T1" style:family="text">
      <style:text-properties officeooo:rsid="00099a3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9a34" style:font-weight-asian="bold" style:font-weight-complex="bold"/>
    </style:style>
    <style:style style:name="T4" style:family="text">
      <style:text-properties fo:font-weight="bold" officeooo:rsid="000c63f9" style:font-weight-asian="bold" style:font-weight-complex="bold"/>
    </style:style>
    <style:style style:name="T5" style:family="text">
      <style:text-properties officeooo:rsid="000c63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l archivo 1-Server.py se ha desarrollado en Python para realizar prácticas con un servidor web a través de los métodos GET-POST-PUT-DELETE. <text:span text:style-name="T5">Para ello, haremos uso de la API o Arquitectura REST, la cual</text:span> nos permitirá ver cómo funcionan e interactúaa el servidor con <text:span text:style-name="T5">nuestro</text:span> cliente (<text:span text:style-name="T5">en este caso, python</text:span>) <text:span text:style-name="T5">y así poder leer, modificar, obtener recursos y códigos de estado</text:span>. <text:span text:style-name="T5">Por lo tanto,</text:span> estaremos haciendo uso de los módulos requests, flask y jsonfy para <text:span text:style-name="T5">interactuar con el</text:span> servidor.</text:p>
      <text:p text:style-name="P7"/>
      <text:p text:style-name="P8">Si desea ver el paso a paso para visualizar las formas llevadas a cabo para interactuar con el servidor a través de python, lo puede hacer en la siguiente página de mi sitio web: <text:a xlink:type="simple" xlink:href="https://lathack.com/interaccion-cliente-servidor-con-flask-y-python" text:style-name="Internet_20_link" text:visited-style-name="Visited_20_Internet_20_Link">https://lathack.com/interaccion-cliente-servidor-con-flask-y-python</text:a></text:p>
      <text:p text:style-name="P7"/>
      <text:p text:style-name="P3"/>
      <text:p text:style-name="P6">Documentación <text:span text:style-name="T5">de ayuda</text:span></text:p>
      <text:p text:style-name="P2"/>
      <text:p text:style-name="Standard"><text:span text:style-name="T4">r</text:span><text:span text:style-name="T3">equests</text:span><text:span text:style-name="T1"> → </text:span><text:a xlink:type="simple" xlink:href="https://docs.python-requests.org/en/latest/" text:style-name="Internet_20_link" text:visited-style-name="Visited_20_Internet_20_Link">https://docs.python-requests.org/en/latest/</text:a></text:p>
      <text:p text:style-name="P1"><text:span text:style-name="T2">flask</text:span> → <text:a xlink:type="simple" xlink:href="https://flask.palletsprojects.com/en/2.3.x/" text:style-name="Internet_20_link" text:visited-style-name="Visited_20_Internet_20_Link">https://flask.palletsprojects.com/en/2.3.x/</text:a></text:p>
      <text:p text:style-name="P1"/>
      <text:p text:style-name="P1"/>
      <text:p text:style-name="P1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8T11:15:34.837000000</meta:creation-date>
    <dc:date>2023-05-28T17:38:36.841000000</dc:date>
    <meta:editing-duration>PT3H6M48S</meta:editing-duration>
    <meta:editing-cycles>4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5" meta:word-count="122" meta:character-count="855" meta:non-whitespace-character-count="738"/>
  </office:meta>
</office:document-meta>
</file>